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0cb" officeooo:paragraph-rsid="001130cb"/>
    </style:style>
    <style:style style:name="P2" style:family="paragraph" style:parent-style-name="Standard">
      <style:text-properties style:text-position="0% 100%" officeooo:rsid="001b96a0" officeooo:paragraph-rsid="001b96a0"/>
    </style:style>
    <style:style style:name="P3" style:family="paragraph" style:parent-style-name="Standard" style:list-style-name="L1">
      <style:paragraph-properties fo:line-height="150%"/>
      <style:text-properties officeooo:rsid="001130cb" officeooo:paragraph-rsid="001130cb"/>
    </style:style>
    <style:style style:name="P4" style:family="paragraph" style:parent-style-name="Standard" style:list-style-name="L1">
      <style:paragraph-properties fo:line-height="150%"/>
      <style:text-properties officeooo:rsid="00114fd7" officeooo:paragraph-rsid="0012ec8f"/>
    </style:style>
    <style:style style:name="P5" style:family="paragraph" style:parent-style-name="Standard" style:list-style-name="L1">
      <style:paragraph-properties fo:line-height="150%"/>
      <style:text-properties officeooo:rsid="00114fd7" officeooo:paragraph-rsid="001b96a0"/>
    </style:style>
    <style:style style:name="P6" style:family="paragraph" style:parent-style-name="Standard" style:list-style-name="L1">
      <style:paragraph-properties fo:line-height="150%"/>
      <style:text-properties officeooo:rsid="001b96a0" officeooo:paragraph-rsid="001b96a0"/>
    </style:style>
    <style:style style:name="P7" style:family="paragraph" style:parent-style-name="Standard" style:list-style-name="L1">
      <style:paragraph-properties fo:line-height="150%"/>
      <style:text-properties style:text-position="0% 100%" officeooo:rsid="00142a46" officeooo:paragraph-rsid="00142a46"/>
    </style:style>
    <style:style style:name="P8" style:family="paragraph" style:parent-style-name="Standard" style:list-style-name="L1">
      <style:paragraph-properties fo:line-height="150%"/>
      <style:text-properties style:text-position="0% 100%" officeooo:rsid="001f333c" officeooo:paragraph-rsid="001f333c"/>
    </style:style>
    <style:style style:name="P9" style:family="paragraph" style:parent-style-name="Standard" style:list-style-name="L1">
      <style:paragraph-properties fo:line-height="150%"/>
      <style:text-properties style:text-position="0% 100%" officeooo:rsid="001f333c" officeooo:paragraph-rsid="00230bca"/>
    </style:style>
    <style:style style:name="P10" style:family="paragraph" style:parent-style-name="Standard">
      <style:text-properties style:text-position="0% 100%" officeooo:rsid="00114fd7" officeooo:paragraph-rsid="001b4ebd"/>
    </style:style>
    <style:style style:name="P11" style:family="paragraph" style:parent-style-name="Standard">
      <style:text-properties style:text-position="0% 100%" officeooo:rsid="00114fd7" officeooo:paragraph-rsid="002b34d2"/>
    </style:style>
    <style:style style:name="P12" style:family="paragraph" style:parent-style-name="Standard">
      <style:text-properties style:text-position="0% 100%" officeooo:rsid="001f3866" officeooo:paragraph-rsid="001f3866"/>
    </style:style>
    <style:style style:name="P13" style:family="paragraph" style:parent-style-name="Standard" style:list-style-name="L1">
      <style:paragraph-properties fo:line-height="150%"/>
      <style:text-properties style:text-position="0% 100%" officeooo:rsid="00230bca" officeooo:paragraph-rsid="00230bca"/>
    </style:style>
    <style:style style:name="P14" style:family="paragraph" style:parent-style-name="Standard" style:list-style-name="L1">
      <style:paragraph-properties fo:line-height="150%"/>
      <style:text-properties style:text-position="0% 100%" officeooo:rsid="00230bca" officeooo:paragraph-rsid="00239a50"/>
    </style:style>
    <style:style style:name="P15" style:family="paragraph" style:parent-style-name="Standard">
      <style:text-properties style:text-position="0% 100%" officeooo:rsid="001b96a0" officeooo:paragraph-rsid="001b96a0"/>
    </style:style>
    <style:style style:name="P16" style:family="paragraph" style:parent-style-name="Standard">
      <style:text-properties style:text-position="0% 100%" officeooo:rsid="001b96a0" officeooo:paragraph-rsid="002b34d2"/>
    </style:style>
    <style:style style:name="P17" style:family="paragraph" style:parent-style-name="Standard">
      <style:paragraph-properties fo:line-height="150%"/>
      <style:text-properties style:text-position="0% 100%" officeooo:rsid="001130cb" officeooo:paragraph-rsid="002767fa"/>
    </style:style>
    <style:style style:name="P18" style:family="paragraph" style:parent-style-name="Standard">
      <style:paragraph-properties fo:line-height="150%"/>
      <style:text-properties style:text-position="0% 100%" officeooo:rsid="001130cb" officeooo:paragraph-rsid="002b34d2"/>
    </style:style>
    <style:style style:name="P19" style:family="paragraph" style:parent-style-name="Standard">
      <style:text-properties officeooo:rsid="002767fa" officeooo:paragraph-rsid="002767fa"/>
    </style:style>
    <style:style style:name="P20" style:family="paragraph" style:parent-style-name="Standard" style:list-style-name="L1">
      <style:paragraph-properties fo:line-height="150%"/>
      <style:text-properties officeooo:rsid="002767fa" officeooo:paragraph-rsid="002767fa"/>
    </style:style>
    <style:style style:name="P21" style:family="paragraph" style:parent-style-name="Standard">
      <style:text-properties fo:font-size="24pt" officeooo:rsid="001130cb" officeooo:paragraph-rsid="001130cb" style:font-size-asian="24pt" style:font-size-complex="24pt"/>
    </style:style>
    <style:style style:name="P22" style:family="paragraph" style:parent-style-name="Text_20_body" style:list-style-name="L2">
      <style:paragraph-properties fo:line-height="150%" fo:text-align="justify" style:justify-single-word="false"/>
    </style:style>
    <style:style style:name="P23" style:family="paragraph" style:parent-style-name="Text_20_body" style:list-style-name="L2">
      <style:paragraph-properties fo:margin-top="0cm" fo:margin-bottom="0cm" loext:contextual-spacing="false" fo:line-height="150%" fo:text-align="justify" style:justify-single-word="false"/>
    </style:style>
    <style:style style:name="P24" style:family="paragraph" style:parent-style-name="Text_20_body" style:list-style-name="L2">
      <style:paragraph-properties fo:margin-top="0cm" fo:margin-bottom="0cm" loext:contextual-spacing="false" fo:line-height="150%" fo:text-align="justify" style:justify-single-word="false"/>
      <style:text-properties officeooo:rsid="0020732d" officeooo:paragraph-rsid="0020732d"/>
    </style:style>
    <style:style style:name="T1" style:family="text">
      <style:text-properties officeooo:rsid="00114fd7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14fd7"/>
    </style:style>
    <style:style style:name="T4" style:family="text">
      <style:text-properties style:text-position="super 58%" officeooo:rsid="00128efe"/>
    </style:style>
    <style:style style:name="T5" style:family="text">
      <style:text-properties style:text-position="super 58%" officeooo:rsid="0012ec8f"/>
    </style:style>
    <style:style style:name="T6" style:family="text">
      <style:text-properties style:text-position="super 58%" officeooo:rsid="001b4ebd"/>
    </style:style>
    <style:style style:name="T7" style:family="text">
      <style:text-properties style:text-position="super 58%" officeooo:rsid="001b96a0"/>
    </style:style>
    <style:style style:name="T8" style:family="text">
      <style:text-properties style:text-position="super 58%" officeooo:rsid="00239a50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114fd7"/>
    </style:style>
    <style:style style:name="T11" style:family="text">
      <style:text-properties style:text-position="0% 100%" officeooo:rsid="0011e5f7"/>
    </style:style>
    <style:style style:name="T12" style:family="text">
      <style:text-properties style:text-position="0% 100%" officeooo:rsid="0012ec8f"/>
    </style:style>
    <style:style style:name="T13" style:family="text">
      <style:text-properties style:text-position="0% 100%" officeooo:rsid="001b4ebd"/>
    </style:style>
    <style:style style:name="T14" style:family="text">
      <style:text-properties style:text-position="0% 100%" officeooo:rsid="001b96a0"/>
    </style:style>
    <style:style style:name="T15" style:family="text">
      <style:text-properties style:text-position="0% 100%" officeooo:rsid="0022ba22"/>
    </style:style>
    <style:style style:name="T16" style:family="text">
      <style:text-properties officeooo:rsid="0011e5f7"/>
    </style:style>
    <style:style style:name="T17" style:family="text">
      <style:text-properties officeooo:rsid="0017fd9a"/>
    </style:style>
    <style:style style:name="T18" style:family="text">
      <style:text-properties officeooo:rsid="00197e9c"/>
    </style:style>
    <style:style style:name="T19" style:family="text">
      <style:text-properties officeooo:rsid="001b4ebd"/>
    </style:style>
    <style:style style:name="T20" style:family="text">
      <style:text-properties officeooo:rsid="00142a46"/>
    </style:style>
    <style:style style:name="T21" style:family="text">
      <style:text-properties officeooo:rsid="0012ec8f"/>
    </style:style>
    <style:style style:name="T22" style:family="text">
      <style:text-properties officeooo:rsid="00128efe"/>
    </style:style>
    <style:style style:name="T23" style:family="text">
      <style:text-properties style:text-position="-33% 80%"/>
    </style:style>
    <style:style style:name="T24" style:family="text">
      <style:text-properties style:text-position="33% 80%"/>
    </style:style>
    <style:style style:name="T25" style:family="text">
      <style:text-properties officeooo:rsid="0020732d"/>
    </style:style>
    <style:style style:name="T26" style:family="text">
      <style:text-properties officeooo:rsid="00230bca"/>
    </style:style>
    <style:style style:name="T27" style:family="text">
      <style:text-properties officeooo:rsid="00239a50"/>
    </style:style>
    <style:style style:name="T28" style:family="text">
      <style:text-properties officeooo:rsid="002767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seudo Code</text:p>
      <text:p text:style-name="P1"/>
      <text:p text:style-name="P19">MAIN( )</text:p>
      <text:p text:style-name="P19"/>
      <text:list xml:id="list3010877169" text:style-name="L1">
        <text:list-item>
          <text:p text:style-name="P20">X , Y = Preprocessing ( ) </text:p>
        </text:list-item>
        <text:list-item>
          <text:p text:style-name="P3">Input<text:span text:style-name="T18"> </text:span><text:s/><text:span text:style-name="T28">( I , k , T )</text:span></text:p>
        </text:list-item>
        <text:list-item>
          <text:p text:style-name="P3">Initialize missing data with avg features and C = 1<text:span text:style-name="T1">1</text:span><text:span text:style-name="T3">T</text:span></text:p>
        </text:list-item>
        <text:list-item>
          <text:p text:style-name="P3">loop<text:span text:style-name="T16">1</text:span> <text:span text:style-name="T26">for t =</text:span> 1:T do</text:p>
        </text:list-item>
        <text:list-item>
          <text:p text:style-name="P3"><text:s text:c="9"/>loop<text:span text:style-name="T16">2</text:span> <text:s/>till convergence <text:span text:style-name="T19">of X</text:span><text:span text:style-name="T6">ny </text:span><text:span text:style-name="T13">and Y</text:span><text:span text:style-name="T6">nx</text:span><text:span text:style-name="T13"> </text:span>do</text:p>
        </text:list-item>
        <text:list-item>
          <text:p text:style-name="P3"><text:s text:c="18"/>P = diag<text:span text:style-name="T1">(C)HXX</text:span><text:span text:style-name="T3">T</text:span><text:span text:style-name="T10">H</text:span></text:p>
        </text:list-item>
        <text:list-item>
          <text:p text:style-name="P4"><text:span text:style-name="T9"><text:s text:c="18"/>first fix </text:span><text:span text:style-name="T11">all</text:span><text:span text:style-name="T2"> </text:span><text:span text:style-name="T9">and update </text:span><text:span text:style-name="T12">Y</text:span><text:span text:style-name="T5">nx </text:span><text:span text:style-name="T4"><text:s/></text:span><text:span text:style-name="T12">using eqn Y</text:span><text:span text:style-name="T5">nx</text:span><text:span text:style-name="T12"> = −(P</text:span><text:span text:style-name="T5">nxnx</text:span><text:span text:style-name="T12"> ) </text:span><text:span text:style-name="T5">−1</text:span><text:span text:style-name="T12"> (P</text:span><text:span text:style-name="T5">ncnx</text:span><text:span text:style-name="T12">)</text:span><text:span text:style-name="T5">T</text:span><text:span text:style-name="T12"> Y</text:span><text:span text:style-name="T5">nc</text:span><text:span text:style-name="T12"> + P</text:span><text:span text:style-name="T5">nxny </text:span><text:span text:style-name="T12">Y</text:span><text:span text:style-name="T5">ny</text:span><text:span text:style-name="T12">) </text:span></text:p>
        </text:list-item>
        <text:list-item>
          <text:p text:style-name="P6"><text:span text:style-name="T12"><text:s text:c="18"/>Q </text:span><text:span text:style-name="T9">= HYY</text:span><text:span text:style-name="T2">T</text:span><text:span text:style-name="T9">diag(C)H</text:span></text:p>
        </text:list-item>
        <text:list-item>
          <text:p text:style-name="P5"><text:span text:style-name="T9"><text:s text:c="18"/>first fix </text:span><text:span text:style-name="T11">all</text:span><text:span text:style-name="T2"> </text:span><text:span text:style-name="T9">and update </text:span><text:span text:style-name="T14">X</text:span><text:span text:style-name="T5">nx </text:span><text:span text:style-name="T4"><text:s/></text:span><text:span text:style-name="T12">using eqn </text:span><text:span text:style-name="T14">X</text:span><text:span text:style-name="T5">n</text:span><text:span text:style-name="T7">y</text:span><text:span text:style-name="T12"> = −(P</text:span><text:span text:style-name="T5">n</text:span><text:span text:style-name="T7">y</text:span><text:span text:style-name="T5">n</text:span><text:span text:style-name="T7">y</text:span><text:span text:style-name="T12"> ) </text:span><text:span text:style-name="T5">−1</text:span><text:span text:style-name="T12"> (P</text:span><text:span text:style-name="T5">ncn</text:span><text:span text:style-name="T7">y</text:span><text:span text:style-name="T12">)</text:span><text:span text:style-name="T5">T</text:span><text:span text:style-name="T12"> </text:span><text:span text:style-name="T14">X</text:span><text:span text:style-name="T5">nc</text:span><text:span text:style-name="T12"> + P</text:span><text:span text:style-name="T5">n</text:span><text:span text:style-name="T7">x</text:span><text:span text:style-name="T5">ny </text:span><text:span text:style-name="T14">X</text:span><text:span text:style-name="T5">n</text:span><text:span text:style-name="T7">x</text:span><text:span text:style-name="T12">) </text:span></text:p>
        </text:list-item>
        <text:list-item>
          <text:p text:style-name="P7"><text:s text:c="9"/>loop2 end</text:p>
        </text:list-item>
        <text:list-item>
          <text:p text:style-name="P8"><text:span text:style-name="T25"><text:s text:c="9"/>list1 = </text:span>KNN(<text:span text:style-name="T25">X</text:span>)</text:p>
        </text:list-item>
        <text:list-item>
          <text:p text:style-name="P13"><text:s text:c="9"/>loop for <text:s/>i = 1:n <text:span text:style-name="T27">do</text:span></text:p>
        </text:list-item>
        <text:list-item>
          <text:p text:style-name="P14"><text:s text:c="5"/><text:tab/> <text:s text:c="5"/>loop for j = 1:n <text:span text:style-name="T27">do</text:span></text:p>
        </text:list-item>
        <text:list-item>
          <text:p text:style-name="P13"><text:s text:c="26"/>if ( i belongs to nearest neighbors of j ) then</text:p>
        </text:list-item>
        <text:list-item>
          <text:p text:style-name="P13"><text:s text:c="33"/>W<text:span text:style-name="T2">x</text:span>[i,j] = 1</text:p>
        </text:list-item>
        <text:list-item>
          <text:p text:style-name="P13"><text:s text:c="26"/>else</text:p>
        </text:list-item>
        <text:list-item>
          <text:p text:style-name="P13"><text:s text:c="33"/>W<text:span text:style-name="T2">x</text:span>[i,j] = 0</text:p>
        </text:list-item>
        <text:list-item>
          <text:p text:style-name="P13"><text:s text:c="19"/><text:span text:style-name="T27">end for</text:span></text:p>
        </text:list-item>
        <text:list-item>
          <text:p text:style-name="P13"><text:s text:c="9"/><text:span text:style-name="T27">end for</text:span></text:p>
        </text:list-item>
        <text:list-item>
          <text:p text:style-name="P9"><text:span text:style-name="T25"><text:s text:c="9"/>list2 = </text:span>KNN(<text:span text:style-name="T26">Y</text:span>)</text:p>
        </text:list-item>
        <text:list-item>
          <text:p text:style-name="P14"><text:s text:c="9"/>loop for <text:s/>i = 1:n <text:span text:style-name="T27">do</text:span></text:p>
        </text:list-item>
        <text:list-item>
          <text:p text:style-name="P14"><text:s text:c="18"/>loop for j = 1:n <text:span text:style-name="T27">do</text:span></text:p>
        </text:list-item>
        <text:list-item>
          <text:p text:style-name="P13"><text:s text:c="26"/>if ( i belongs to nearest neighbors in list[j] ) then</text:p>
        </text:list-item>
        <text:list-item>
          <text:p text:style-name="P13"><text:s text:c="33"/>W<text:span text:style-name="T2">y</text:span>[i,j] = 1</text:p>
        </text:list-item>
        <text:list-item>
          <text:p text:style-name="P13"><text:s text:c="26"/>else</text:p>
        </text:list-item>
        <text:list-item>
          <text:p text:style-name="P13"><text:s text:c="33"/>W<text:span text:style-name="T2">y</text:span>[i,j] = 0</text:p>
        </text:list-item>
        <text:list-item>
          <text:p text:style-name="P14"><text:s text:c="19"/><text:span text:style-name="T27">end for</text:span></text:p>
        </text:list-item>
        <text:list-item>
          <text:p text:style-name="P14"><text:s text:c="9"/><text:span text:style-name="T27">end for</text:span></text:p>
        </text:list-item>
        <text:list-item>
          <text:p text:style-name="P13"><text:s text:c="9"/><text:span text:style-name="T27">delta = HW</text:span><text:span text:style-name="T8">x</text:span><text:span text:style-name="T27">HW</text:span><text:span text:style-name="T8">y</text:span></text:p>
        </text:list-item>
        <text:list-item>
          <text:p text:style-name="P14"><text:span text:style-name="T8"><text:s text:c="15"/></text:span>loop for <text:s/>i = 1:n <text:span text:style-name="T27">do</text:span></text:p>
        </text:list-item>
        <text:list-item>
          <text:p text:style-name="P14"><text:s text:c="18"/><text:span text:style-name="T27">S[i] = delta [ i,i ]</text:span></text:p>
        </text:list-item>
        <text:list-item>
          <text:p text:style-name="P14"><text:s text:c="8"/><text:span text:style-name="T27">end for</text:span></text:p>
        </text:list-item>
        <text:list-item>
          <text:p text:style-name="P14"><text:soft-page-break/><text:s text:c="8"/><text:span text:style-name="T27">scale S btw {0.1 - 1}</text:span></text:p>
        </text:list-item>
        <text:list-item>
          <text:p text:style-name="P14"><text:s text:c="8"/><text:span text:style-name="T27">C = SS</text:span><text:span text:style-name="T8">T</text:span></text:p>
        </text:list-item>
        <text:list-item>
          <text:p text:style-name="P14"><text:span text:style-name="T8"><text:s text:c="14"/></text:span>loop for <text:s/>i = 1:n <text:span text:style-name="T27">do</text:span></text:p>
        </text:list-item>
        <text:list-item>
          <text:p text:style-name="P14"><text:s text:c="18"/><text:span text:style-name="T27">if (S[i] &lt; T)</text:span></text:p>
        </text:list-item>
        <text:list-item>
          <text:p text:style-name="P14"><text:s text:c="27"/><text:span text:style-name="T27">O[i] = 1</text:span></text:p>
        </text:list-item>
        <text:list-item>
          <text:p text:style-name="P14"><text:s text:c="18"/><text:span text:style-name="T27">else</text:span></text:p>
        </text:list-item>
        <text:list-item>
          <text:p text:style-name="P14"><text:s text:c="27"/><text:span text:style-name="T27">O[i] = 0</text:span></text:p>
        </text:list-item>
        <text:list-item>
          <text:p text:style-name="P14"><text:span text:style-name="T8"><text:s text:c="14"/></text:span><text:span text:style-name="T27">end for</text:span></text:p>
        </text:list-item>
      </text:list>
      <text:p text:style-name="P12"/>
      <text:p text:style-name="P12"/>
      <text:p text:style-name="P12">KNN(X,Y)</text:p>
      <text:p text:style-name="P12"/>
      <text:list xml:id="list1683898850" text:style-name="L2">
        <text:list-item>
          <text:p text:style-name="P24">loop <text:s/>x<text:span text:style-name="T23">i <text:s/></text:span><text:span text:style-name="T9">i = 1:</text:span><text:span text:style-name="T15">len(n)</text:span></text:p>
        </text:list-item>
        <text:list-item>
          <text:p text:style-name="P23">Calculate “d(x, x<text:span text:style-name="T23">i</text:span>)” i =1, 2, ….., <text:span text:style-name="Strong_20_Emphasis">n</text:span>; where <text:span text:style-name="Strong_20_Emphasis">d</text:span> denotes the Euclidean distance between the points. </text:p>
        </text:list-item>
        <text:list-item>
          <text:p text:style-name="P23">Arrange the calculated <text:span text:style-name="Strong_20_Emphasis">n</text:span> Euclidean distances in non-decreasing order. </text:p>
        </text:list-item>
        <text:list-item>
          <text:p text:style-name="P23">Let <text:span text:style-name="Strong_20_Emphasis">k</text:span> be a +ve integer, take the first <text:span text:style-name="Strong_20_Emphasis">k</text:span> distances from this sorted list. </text:p>
        </text:list-item>
        <text:list-item>
          <text:p text:style-name="P23">Find those <text:span text:style-name="Strong_20_Emphasis">k</text:span>-points corresponding to these <text:span text:style-name="Strong_20_Emphasis">k</text:span>-distances. </text:p>
        </text:list-item>
        <text:list-item>
          <text:p text:style-name="P23">Let <text:span text:style-name="Strong_20_Emphasis">k</text:span><text:span text:style-name="T23">i</text:span> denotes the number of points belonging to the i<text:span text:style-name="T24">th</text:span> class among <text:span text:style-name="Strong_20_Emphasis">k</text:span> points i.e. k ≥ 0 </text:p>
        </text:list-item>
        <text:list-item>
          <text:p text:style-name="P22">If k<text:span text:style-name="T23">i</text:span> &gt;k<text:span text:style-name="T23">j</text:span> ∀ i ≠ j then put x in <text:span text:style-name="T25">list(</text:span>i<text:span text:style-name="T25">)</text:span>. </text:p>
        </text:list-item>
      </text:list>
      <text:p text:style-name="P10"/>
      <text:p text:style-name="P16">nc = 1:300</text:p>
      <text:p text:style-name="P16">nx = 301:400</text:p>
      <text:p text:style-name="P16">ny = 401:500</text:p>
      <text:p text:style-name="P16"/>
      <text:p text:style-name="P18"><text:span text:style-name="T17">I</text:span> <text:span text:style-name="T28">= </text:span>self guided iterations </text:p>
      <text:p text:style-name="P18">k <text:span text:style-name="T28">= </text:span>nearest neighbors</text:p>
      <text:p text:style-name="P18">T <text:span text:style-name="T28">= </text:span>threshold</text:p>
      <text:p text:style-name="P16"/>
      <text:p text:style-name="P11"><text:span text:style-name="T21">eqn <text:s/>= Y</text:span><text:span text:style-name="T5">nx</text:span><text:span text:style-name="T21"> = −(P</text:span><text:span text:style-name="T5">nxnx</text:span><text:span text:style-name="T21"> ) </text:span><text:span text:style-name="T5">−1</text:span><text:span text:style-name="T21"> (P</text:span><text:span text:style-name="T5">ncnx</text:span><text:span text:style-name="T21">)</text:span><text:span text:style-name="T5">T</text:span><text:span text:style-name="T21"> Y</text:span><text:span text:style-name="T5">nc</text:span><text:span text:style-name="T21"> + P</text:span><text:span text:style-name="T5">nxny </text:span><text:span text:style-name="T21">Y</text:span><text:span text:style-name="T5">ny</text:span><text:span text:style-name="T21"> <text:s/>obtained by setting derivative w.r.t Y</text:span><text:span text:style-name="T5">nx</text:span><text:span text:style-name="T21"> to zero of <text:s/>max Y</text:span><text:span text:style-name="T4">nx </text:span><text:span text:style-name="T22">{ Tr [ Y</text:span><text:span text:style-name="T4">nx </text:span><text:span text:style-name="T22">( Y</text:span><text:span text:style-name="T4">nx </text:span><text:span text:style-name="T22">)</text:span><text:span text:style-name="T4">T </text:span><text:span text:style-name="T22">P</text:span><text:span text:style-name="T4">nx nx </text:span><text:span text:style-name="T22"><text:s/>]</text:span> <text:span text:style-name="T22">+ 2*Tr [ Y</text:span><text:span text:style-name="T4">nx </text:span><text:span text:style-name="T22">( Y</text:span><text:span text:style-name="T4">n</text:span><text:span text:style-name="T5">c</text:span><text:span text:style-name="T4"> </text:span><text:span text:style-name="T22">)</text:span><text:span text:style-name="T4">T </text:span><text:span text:style-name="T22">P</text:span><text:span text:style-name="T4">n</text:span><text:span text:style-name="T5">c</text:span><text:span text:style-name="T4"> nx </text:span><text:span text:style-name="T22"><text:s/>]</text:span> <text:s/><text:span text:style-name="T21">+ 2*Tr [ Y</text:span><text:span text:style-name="T4">n</text:span><text:span text:style-name="T5">y</text:span><text:span text:style-name="T4"> </text:span><text:span text:style-name="T22">( Y</text:span><text:span text:style-name="T4">n</text:span><text:span text:style-name="T5">x</text:span><text:span text:style-name="T4"> </text:span><text:span text:style-name="T22">)</text:span><text:span text:style-name="T4">T </text:span><text:span text:style-name="T22">P</text:span><text:span text:style-name="T4">n</text:span><text:span text:style-name="T5">x </text:span><text:span text:style-name="T4">n</text:span><text:span text:style-name="T5">y</text:span><text:span text:style-name="T4"> </text:span><text:span text:style-name="T22"><text:s/>]</text:span> <text:span text:style-name="T21">}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01:58:24.418076719</meta:creation-date>
    <meta:editing-duration>PT43M37S</meta:editing-duration>
    <meta:editing-cycles>15</meta:editing-cycles>
    <meta:generator>LibreOffice/6.0.7.3$Linux_X86_64 LibreOffice_project/00m0$Build-3</meta:generator>
    <dc:date>2019-04-15T04:59:52.436373236</dc:date>
    <meta:document-statistic meta:table-count="0" meta:image-count="0" meta:object-count="0" meta:page-count="2" meta:paragraph-count="57" meta:word-count="413" meta:character-count="2343" meta:non-whitespace-character-count="1375"/>
  </office:meta>
</office:document-meta>
</file>